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cc00"/>
    </style:style>
    <style:style style:name="P2" style:family="paragraph" style:parent-style-name="Standard">
      <style:text-properties fo:background-color="#66ccff"/>
    </style:style>
    <style:style style:name="P3" style:family="paragraph" style:parent-style-name="Standard">
      <style:text-properties fo:background-color="#99ff66"/>
    </style:style>
    <style:style style:name="P4" style:family="paragraph" style:parent-style-name="Standard">
      <style:text-properties fo:background-color="#cc66ff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person looking for a bed past midnight has problems it seems</text:p>
      <text:p text:style-name="Standard"/>
      <text:p text:style-name="Standard">MOBILE / RESPONSIVE</text:p>
      <text:p text:style-name="Standard">ADMIN PAGE ORGANIZATION</text:p>
      <text:p text:style-name="Standard">ROOMASS FUNCTIONALITY</text:p>
      <text:p text:style-name="Standard">Emails don't work, just print to console atm. There is a link to fleshing this out on part 8.</text:p>
      <text:p text:style-name="Standard"/>
      <text:p text:style-name="Standard">more precise times?</text:p>
      <text:p text:style-name="Standard"/>
      <text:p text:style-name="Standard">deal with roomless, guestless members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Is there a way to plug in a date range and find multiple rooms that will satisfy it?</text:p>
      <text:p text:style-name="Standard">No confirmation upon successful booking submisson + confirmations generally</text:p>
      <text:p text:style-name="Standard"><text:tab/>entering nothing or whitespace into booking will silently fail</text:p>
      <text:p text:style-name="Standard">Perhaps limit booking to some number of months ahead, for some number of weeks total.</text:p>
      <text:p text:style-name="Standard"/>
      <text:p text:style-name="Standard"/>
      <text:p text:style-name="Standard">Regarding the save function of rooms – if a room is assigned a different member, its calendar is replaced and renamed. So if a member moves rooms, any availability dates currently do not move with them.</text:p>
      <text:p text:style-name="Standard"/>
      <text:p text:style-name="Standard">CREATION OF USERS / PERSONS / CHILDREN needs to be understood and finalized</text:p>
      <text:p text:style-name="Standard"/>
      <text:p text:style-name="P4">events die? </text:p>
      <text:p text:style-name="Standard"><text:tab/>run worker and scheduler tonight and check</text:p>
      <text:p text:style-name="P2"/>
      <text:p text:style-name="P1">Work on edit buttons for My Room</text:p>
      <text:p text:style-name="P1"><text:tab/>DELETE needs to be implemented</text:p>
      <text:p text:style-name="P1"><text:tab/>DELETE and EDIT need to deal with <text:span text:style-name="T1">reservations they disrupt</text:span>?</text:p>
      <text:p text:style-name="P1"><text:tab/><text:tab/>Delete them?</text:p>
      <text:p text:style-name="P1"><text:tab/><text:tab/>send notifications?</text:p>
      <text:p text:style-name="P1"><text:tab/><text:tab/>Find and book suitable replacement automatically?</text:p>
      <text:p text:style-name="P1"><text:tab/><text:tab/>Or just punt it to Room Assigner via email?</text:p>
      <text:p text:style-name="P3">Work on Preferences</text:p>
      <text:p text:style-name="P3"><text:tab/> associate options with status info to store</text:p>
      <text:p text:style-name="P3"><text:tab/>set default</text:p>
      <text:p text:style-name="P3"><text:tab/>pull stored info</text:p>
      <text:p text:style-name="P3"><text:tab/>display on availability page</text:p>
      <text:p text:style-name="P3"/>
      <text:p text:style-name="Standard">some sort of logout issue moving between users?</text:p>
      <text:p text:style-name="Standard"><text:tab/>Top right login button → login → leads to logout page</text:p>
      <text:p text:style-name="Standard"><text:tab/>login again link seems to function properly though</text:p>
      <text:p text:style-name="Standard"><text:tab/>Seem to be on the logout page? Maybe just remove link in upper right worse comes to it</text:p>
      <text:p text:style-name="Standard"><text:tab/>is this only an issue logging into different accounts in same browser?</text:p>
      <text:p text:style-name="Standard"/>
      <text:p text:style-name="Standard"><text:soft-page-break/># settings.py</text:p>
      <text:p text:style-name="Standard"><text:s/>USE_TZ = True </text:p>
      <text:p text:style-name="Standard">TIME_ZONE = 'America/New_York' # Replace with your desired default time zone </text:p>
      <text:p text:style-name="Standard"/>
      <text:p text:style-name="Standard">…</text:p>
      <text:p text:style-name="Standard">for a Model</text:p>
      <text:p text:style-name="Standard">def save(self, *args, **kwargs):</text:p>
      <text:p text:style-name="Standard"><text:s/># Ensure start_time and end_time are timezone-aware using the current timezone</text:p>
      <text:p text:style-name="Standard"><text:s/>if timezone.is_naive(self.start_time):</text:p>
      <text:p text:style-name="Standard"><text:tab/> self.start_time = timezone.make_aware(self.start_time, timezone.get_current_timezone()) </text:p>
      <text:p text:style-name="Standard"><text:s/>if timezone.is_naive(self.end_time):</text:p>
      <text:p text:style-name="Standard"><text:tab/> self.end_time = timezone.make_aware(self.end_time, timezone.get_current_timezone())</text:p>
      <text:p text:style-name="Standard"><text:s/>super().save(*args, **kwargs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6-25T11:09:07.40</dc:date>
    <dc:creator>Trevor Pierson</dc:creator>
    <meta:editing-duration>P5DT12H21M35S</meta:editing-duration>
    <meta:editing-cycles>89</meta:editing-cycles>
    <meta:generator>OpenOffice/4.1.13$Win32 OpenOffice.org_project/4113m1$Build-9810</meta:generator>
    <meta:document-statistic meta:table-count="0" meta:image-count="0" meta:object-count="0" meta:page-count="2" meta:paragraph-count="48" meta:word-count="338" meta:character-count="2215"/>
  </office:meta>
</office:document-meta>
</file>